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content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P1" style:family="paragraph" style:parent-style-name="Standard">
      <style:text-properties style:font-name="Times New Roman" fo:font-size="14pt" officeooo:rsid="0007ef57" officeooo:paragraph-rsid="0007ef57" style:font-size-asian="14pt" style:font-size-complex="14pt"/>
    </style:style>
    <style:style style:name="P2" style:family="paragraph" style:parent-style-name="Standard">
      <style:paragraph-properties fo:text-align="justify" style:justify-single-word="false"/>
      <style:text-properties style:font-name="Times New Roman" fo:font-size="14pt" officeooo:rsid="0007ef57" officeooo:paragraph-rsid="0007ef57" style:font-size-asian="14pt" style:font-size-complex="14pt"/>
    </style:style>
    <style:style style:name="P3" style:family="paragraph" style:parent-style-name="Standard">
      <style:paragraph-properties fo:text-align="justify" style:justify-single-word="false"/>
      <style:text-properties style:font-name="Times New Roman" fo:font-size="14pt" officeooo:rsid="0007ef57" officeooo:paragraph-rsid="00102cc2" style:font-size-asian="14pt" style:font-size-complex="14pt"/>
    </style:style>
    <style:style style:name="P4" style:family="paragraph" style:parent-style-name="Standard">
      <style:text-properties style:font-name="Times New Roman" fo:font-size="14pt" officeooo:rsid="0007ef57" officeooo:paragraph-rsid="00103c43" style:font-size-asian="14pt" style:font-size-complex="14pt"/>
    </style:style>
    <style:style style:name="P5" style:family="paragraph" style:parent-style-name="Standard">
      <style:paragraph-properties fo:text-align="justify" style:justify-single-word="false"/>
      <style:text-properties style:font-name="Times New Roman" fo:font-size="14pt" officeooo:rsid="001019ca" officeooo:paragraph-rsid="00102cc2" style:font-size-asian="14pt" style:font-size-complex="14pt"/>
    </style:style>
    <style:style style:name="P6" style:family="paragraph" style:parent-style-name="Standard">
      <style:text-properties style:font-name="Times New Roman" fo:font-size="14pt" officeooo:rsid="00103c43" officeooo:paragraph-rsid="00103c43" style:font-size-asian="14pt" style:font-size-complex="14pt"/>
    </style:style>
    <style:style style:name="P7" style:family="paragraph" style:parent-style-name="Standard">
      <style:paragraph-properties fo:text-align="justify" style:justify-single-word="false"/>
      <style:text-properties style:font-name="Times New Roman" fo:font-size="14pt" officeooo:rsid="0011f214" officeooo:paragraph-rsid="0011f214" style:font-size-asian="14pt" style:font-size-complex="14pt"/>
    </style:style>
    <style:style style:name="P8" style:family="paragraph" style:parent-style-name="Standard">
      <style:paragraph-properties fo:text-align="justify" style:justify-single-word="false"/>
      <style:text-properties style:font-name="Times New Roman" fo:font-size="14pt" officeooo:rsid="001235c4" officeooo:paragraph-rsid="001235c4" style:font-size-asian="14pt" style:font-size-complex="14pt"/>
    </style:style>
    <style:style style:name="P9" style:family="paragraph" style:parent-style-name="Standard">
      <style:paragraph-properties fo:text-align="center" style:justify-single-word="false"/>
      <style:text-properties style:font-name="Times New Roman" fo:font-size="14pt" fo:font-weight="bold" officeooo:rsid="0007ef57" officeooo:paragraph-rsid="0007ef57" style:font-size-asian="14pt" style:font-weight-asian="bold" style:font-size-complex="14pt" style:font-weight-complex="bold"/>
    </style:style>
    <style:style style:name="T1" style:family="text">
      <style:text-properties officeooo:rsid="00098837"/>
    </style:style>
    <style:style style:name="T2" style:family="text">
      <style:text-properties fo:font-weight="bold" officeooo:rsid="00098837" style:font-weight-asian="bold" style:font-weight-complex="bold"/>
    </style:style>
    <style:style style:name="T3" style:family="text">
      <style:text-properties fo:font-weight="bold" officeooo:rsid="00158ed3" style:font-weight-asian="bold" style:font-weight-complex="bold"/>
    </style:style>
    <style:style style:name="T4" style:family="text">
      <style:text-properties fo:font-weight="bold" officeooo:rsid="00161827" style:font-weight-asian="bold" style:font-weight-complex="bold"/>
    </style:style>
    <style:style style:name="T5" style:family="text">
      <style:text-properties officeooo:rsid="00102cc2"/>
    </style:style>
    <style:style style:name="T6" style:family="text">
      <style:text-properties fo:font-weight="normal" officeooo:rsid="00098837" style:font-weight-asian="normal" style:font-weight-complex="normal"/>
    </style:style>
    <style:style style:name="T7" style:family="text">
      <style:text-properties officeooo:rsid="00103c43"/>
    </style:style>
    <style:style style:name="T8" style:family="text">
      <style:text-properties officeooo:rsid="001235c4"/>
    </style:style>
    <style:style style:name="T9" style:family="text">
      <style:text-properties officeooo:rsid="00145abc"/>
    </style:style>
    <style:style style:name="T10" style:family="text">
      <style:text-properties officeooo:rsid="00158ed3"/>
    </style:style>
    <style:style style:name="T11" style:family="text">
      <style:text-properties officeooo:rsid="00161827"/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9">Муниципальное бюджетное учреждение <text:line-break/>«<text:span text:style-name="T1">Спортивная школа №7</text:span>» <text:line-break/>муниципального образования город Краснодар</text:p>
      <text:p text:style-name="P9"/>
      <text:p text:style-name="P9">АКТ ПРОВЕРКИ</text:p>
      <text:p text:style-name="P9">№<text:span text:style-name="T11">6</text:span></text:p>
      <text:p text:style-name="P9"/>
      <text:p text:style-name="P1">Дата проверки <text:tab/><text:tab/><text:tab/><text:tab/><text:tab/><text:tab/><text:tab/> <text:s text:c="9"/><text:span text:style-name="T1">15</text:span> <text:span text:style-name="T1">февраля</text:span> 201<text:span text:style-name="T1">7</text:span> года</text:p>
      <text:p text:style-name="P1">Место проверки СК «Екатеринодар»</text:p>
      <text:p text:style-name="P1">Вид спорта Теннис</text:p>
      <text:p text:style-name="P1"/>
      <text:p text:style-name="P5"><text:span text:style-name="T6">Тренер</text:span><text:span text:style-name="T2"> </text:span><text:span text:style-name="T4">Лямин Алексей Сергеевич</text:span></text:p>
      <text:p text:style-name="P2"/>
      <text:p text:style-name="P3">Группа № <text:span text:style-name="T11">19</text:span> этап <text:span text:style-name="T11">тренировочный</text:span> <text:span text:style-name="T11">1</text:span> год обучения: количество занимающихся по журналу учёта спортивной подготовки <text:span text:style-name="T11">6</text:span> человек, из них присутствовало на тренировке ___ человек, по уважительным причинам ___ человек <text:span text:style-name="T5">(а)</text:span>, без уважительных причин ___ человек <text:span text:style-name="T5">(а) (список занимающихся прилагается)</text:span>.</text:p>
      <text:p text:style-name="P3"/>
      <text:p text:style-name="P2"/>
      <text:p text:style-name="P2">Наличие документации тренера:</text:p>
      <text:p text:style-name="P2">1. Журнал учёта спортивной подготовки: в наличии у всех групп.</text:p>
      <text:p text:style-name="P2">2. Текущее планирование спортивной подготовки: в наличии у всех групп.</text:p>
      <text:p text:style-name="P2"/>
      <text:p text:style-name="P2"><text:span text:style-name="T8">А</text:span>нализ проверки групп: Группы укомплектованы, отсутствовало на тренировках ___ человека, из них по уважительным причинам ___ человек <text:span text:style-name="T5">(а)</text:span>, без уважительных причин ___ человек <text:span text:style-name="T5">(а)</text:span>. Журналы учёта спортивной подготовки в наличии у всех групп.</text:p>
      <text:p text:style-name="P2"/>
      <text:p text:style-name="P8">В ходе проверки выявлены нарушения:___________________________________</text:p>
      <text:p text:style-name="P8">____________________________________________________________________</text:p>
      <text:p text:style-name="P8">____________________________________________________________________</text:p>
      <text:p text:style-name="P7"/>
      <text:p text:style-name="P6">Председатель комиссии</text:p>
      <text:p text:style-name="P4">Заместитель директора <text:span text:style-name="T7">по </text:span>м<text:span text:style-name="T7">етодической работе </text:span>___________ <text:s text:c="5"/>Е.А.Микаилова</text:p>
      <text:p text:style-name="P4">Ч<text:span text:style-name="T7">л</text:span>ены <text:span text:style-name="T7">к</text:span>омиссии:</text:p>
      <text:p text:style-name="P4">Заместитель директора <text:span text:style-name="T7">по спортивной работе <text:s text:c="3"/></text:span>___________ <text:s text:c="5"/><text:span text:style-name="T7">С.Л.Челокян</text:span></text:p>
      <text:p text:style-name="P1"><text:span text:style-name="T7">Старший и</text:span>нструктор-методист <text:s text:c="2"/><text:tab/> <text:s text:c="10"/>____________ <text:s text:c="5"/><text:span text:style-name="T7">И.П.Китайгородская</text:span></text:p>
      <text:p text:style-name="P4"><text:span text:style-name="T7">И</text:span>нструктор-методист <text:s text:c="2"/><text:tab/> <text:s text:c="8"/><text:tab/><text:tab/><text:tab/> ____________ <text:s text:c="5"/><text:span text:style-name="T7">А.А.Тополян</text:span></text:p>
      <text:p text:style-name="P4"><text:span text:style-name="T7">И</text:span>нструктор-методист <text:s text:c="2"/><text:tab/> <text:s text:c="8"/><text:tab/><text:tab/><text:tab/> ____________ <text:s text:c="5"/>С.В.Козырев</text:p>
      <text:p text:style-name="P1">С актом проверки ознакомлен:</text:p>
      <text:p text:style-name="P1">Тренер <text:tab/><text:tab/><text:tab/><text:tab/> <text:s text:c="20"/>____________ <text:s text:c="5"/><text:span text:style-name="T11">А.С.Лямин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ucida Sans1" svg:font-family="'Lucida Sans'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ru" fo:country="RU" style:letter-kerning="true" style:font-name-asian="SimSun" style:font-size-asian="10.5pt" style:language-asian="zh" style:country-asian="CN" style:font-name-complex="Lucida 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ystem" style:font-pitch-asian="variable" style:font-size-asian="14pt" style:font-name-complex="Lucida Sans" style:font-family-complex="'Lucida Sans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ucida Sans1" style:font-family-complex="'Lucida Sans'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ucida Sans1" style:font-family-complex="'Lucida Sans'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ucida Sans1" style:font-family-complex="'Lucida Sans'" style:font-family-generic-complex="swiss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2-15T11:25:00.913000000</meta:creation-date>
    <dc:date>2017-02-15T14:43:20.155000000</dc:date>
    <meta:editing-duration>PT48M13S</meta:editing-duration>
    <meta:editing-cycles>7</meta:editing-cycles>
    <meta:generator>LibreOffice/5.3.0.3$Windows_x86 LibreOffice_project/7074905676c47b82bbcfbea1aeefc84afe1c50e1</meta:generator>
    <meta:print-date>2017-02-15T14:42:10.423000000</meta:print-date>
    <meta:document-statistic meta:table-count="0" meta:image-count="0" meta:object-count="0" meta:page-count="1" meta:paragraph-count="24" meta:word-count="167" meta:character-count="1616" meta:non-whitespace-character-count="1350"/>
  </office:meta>
</office:document-meta>
</file>